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11:24:53.580770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08T12:17:04.753285769</dc:date>
    <meta:editing-duration>P1DT15H27M7S</meta:editing-duration>
    <meta:editing-cycles>184</meta:editing-cycles>
    <meta:generator>LibreOffice/5.2.1.2$Linux_X86_64 LibreOffice_project/20m0$Build-2</meta:generator>
    <meta:document-statistic meta:table-count="1" meta:cell-count="3222" meta:object-count="0"/>
  </office:meta>
</office:document-meta>
</file>